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C18000001E0A0B65DB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gp-topp2">
      <style:paragraph-properties fo:line-height="0.423cm"/>
    </style:style>
    <style:style style:name="P2" style:family="paragraph" style:parent-style-name="gp-topp4">
      <style:paragraph-properties fo:line-height="0.423cm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>
        <style:tab-stops>
          <style:tab-stop style:position="4.445cm"/>
        </style:tab-stops>
      </style:paragraph-properties>
    </style:style>
    <style:style style:name="P5" style:family="paragraph" style:parent-style-name="Normal">
      <style:paragraph-properties>
        <style:tab-stops>
          <style:tab-stop style:position="4.233cm"/>
        </style:tab-stops>
      </style:paragraph-properties>
    </style:style>
    <style:style style:name="P6" style:family="paragraph" style:parent-style-name="Normal">
      <style:paragraph-properties style:text-autospace="none"/>
    </style:style>
    <style:style style:name="P7" style:family="paragraph" style:parent-style-name="Normal">
      <style:paragraph-properties fo:line-height="150%"/>
    </style:style>
    <style:style style:name="P8" style:family="paragraph" style:parent-style-name="Normal">
      <style:paragraph-properties fo:line-height="150%" fo:text-align="justify" style:justify-single-word="false"/>
    </style:style>
    <style:style style:name="P9" style:family="paragraph" style:parent-style-name="Normal">
      <style:paragraph-properties fo:line-height="150%">
        <style:tab-stops>
          <style:tab-stop style:position="0.751cm"/>
        </style:tab-stops>
      </style:paragraph-properties>
    </style:style>
    <style:style style:name="P1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Times New Roman" fo:font-size="11pt" style:font-size-asian="11pt"/>
    </style:style>
    <style:style style:name="P11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/>
    </style:style>
    <style:style style:name="P12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13" style:family="paragraph" style:parent-style-name="Normal">
      <style:paragraph-properties style:text-autospace="none"/>
    </style:style>
    <style:style style:name="P14" style:family="paragraph" style:parent-style-name="gp-topp1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gp-topp1">
      <style:paragraph-properties fo:text-align="center" style:justify-single-word="false"/>
    </style:style>
    <style:style style:name="P16" style:family="paragraph" style:parent-style-name="gp-topp2">
      <style:paragraph-properties fo:line-height="0.423cm"/>
    </style:style>
    <style:style style:name="P17" style:family="paragraph" style:parent-style-name="gp-topp4">
      <style:paragraph-properties fo:line-height="0.423cm"/>
    </style:style>
    <style:style style:name="P18" style:family="paragraph">
      <style:paragraph-properties fo:text-align="start"/>
      <style:text-properties style:text-line-through-style="none" fo:font-family="'Times New Roman'" style:font-style-name="Normal" style:font-family-generic="roman" style:font-pitch="variable" fo:font-size="11pt" fo:font-style="normal" style:text-underline-style="none" fo:font-weight="normal"/>
    </style:style>
    <style:style style:name="P19" style:family="paragraph">
      <style:paragraph-properties fo:text-align="center"/>
      <style:text-properties style:text-line-through-style="none" fo:font-family="'Times New Roman'" style:font-style-name="Normal" style:font-family-generic="roman" style:font-pitch="variable" fo:font-size="16pt" fo:font-style="italic" style:text-underline-style="none" fo:font-weight="bold"/>
    </style:style>
    <style:style style:name="T1" style:family="text">
      <style:text-properties style:font-name="Times New Roman"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area form:name="Text Box 1" form:control-implementation="ooo:com.sun.star.form.component.TextField" xml:id="control1" form:id="control1" form:current-value="&lt;medveileder(e)&gt;" form:value="&lt;medveileder(e)&gt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 Box 1" form:control-implementation="ooo:com.sun.star.form.component.TextField" xml:id="control2" form:id="control2" form:current-value="&lt;Kandidatens navn&gt;" form:value="&lt;Kandidatens navn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" form:id="control3" form:current-value="&lt;medveileder(e)&gt;" form:value="&lt;medveileder(e)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11"><draw:frame draw:style-name="fr1" draw:name="Picture 1" text:anchor-type="paragraph" svg:x="0.099cm" svg:y="0.019cm" svg:width="10.901cm" style:rel-width="scale" svg:height="1.619cm" style:rel-height="scale" draw:z-index="3"><draw:image xlink:href="Pictures/1000000000000C18000001E0A0B65DB0.png" xlink:type="simple" xlink:show="embed" xlink:actuate="onLoad"/></draw:frame></text:p>
        <text:p text:style-name="P12">Habilitetserklæring i forbindelse med </text:p>
        <text:p text:style-name="P3"><draw:control text:anchor-type="paragraph" draw:z-index="1" draw:style-name="gr1" draw:text-style-name="P19" svg:width="8.557cm" svg:height="0.72cm" svg:x="1.558cm" svg:y="0.016cm" draw:control="control2"/><text:span text:style-name="Default_20_Paragraph_20_Font"><text:span text:style-name="T1"><text:tab/><text:tab/><text:tab/><text:tab/><text:tab/></text:span></text:span><text:span text:style-name="Default_20_Paragraph_20_Font"><text:span text:style-name="T1">s disputas</text:span></text:span></text:p>
        <text:p text:style-name="Normal"/>
        <text:p text:style-name="Normal"/>
        <text:p text:style-name="P4"><draw:control text:anchor-type="paragraph" draw:z-index="2" draw:style-name="gr1" draw:text-style-name="P18" svg:width="10.783cm" svg:height="0.585cm" svg:x="4.595cm" svg:y="0cm" draw:control="control3"/>Navn på hovedveileder: <text:tab/></text:p>
        <text:p text:style-name="Normal"><draw:control text:anchor-type="paragraph" draw:z-index="0" draw:style-name="gr1" draw:text-style-name="P18" svg:width="10.783cm" svg:height="2.22cm" svg:x="4.595cm" svg:y="0.333cm" draw:control="control1"/></text:p>
        <text:p text:style-name="P4">Navn på medveileder(e): <text:tab/></text:p>
        <text:p text:style-name="P5"><text:tab/></text:p>
        <text:p text:style-name="Normal"/>
        <text:p text:style-name="P6"/>
        <text:p text:style-name="P6"/>
        <text:p text:style-name="P6">Jeg bekrefter herved at jeg er blitt forespurt og har sagt meg villig til å påta meg oppgaven å være et medlem av bedømmelseskomiteen.</text:p>
        <text:p text:style-name="P10"/>
        <text:p text:style-name="P6">Jeg bekrefter også følgende:</text:p>
        <text:p text:style-name="P6"/>
        <text:p text:style-name="P6">- Jeg har ikke noe familierelasjoner med doktorgradskandidaten</text:p>
        <text:p text:style-name="P6">- Jeg har ikke hatt noe veiledningsfunksjon for doktorgradskandidaten</text:p>
        <text:p text:style-name="P6">- Jeg har ingen fellespublikasjoner med doktorgradskandidaten</text:p>
        <text:p text:style-name="P6">- Jeg har ikke bidratt på noen måte til doktorgradskandidatens avhandling</text:p>
        <text:p text:style-name="P6">- Jeg har ingen felles publikasjoner med doktorgradkandidatens veiledere</text:p>
        <text:p text:style-name="P6"/>
        <text:p text:style-name="Normal">Hvis dette ikke er tilfelle, vennligst oppgi relevant bibliografisk informasjon (tittel, forfatterliste etc.) og en beskrivelse av samarbeidets karakter:</text:p>
        <text:p text:style-name="Normal">     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7">_______________________________, den<text:tab/> _____/_____ 20_____.</text:p>
        <text:p text:style-name="P7"/>
        <text:p text:style-name="P7"/>
        <text:p text:style-name="P8">_________________________________</text:p>
        <text:p text:style-name="P9"><text:tab/>komitémedlemmets signatu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"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gp-logo" style:family="paragraph" style:parent-style-name="Normal">
      <style:paragraph-properties fo:margin-left="0cm" fo:margin-right="10.001cm" style:line-height-at-least="1.764cm" fo:hyphenation-ladder-count="no-limit" fo:text-indent="0cm" style:auto-text-indent="false"/>
      <style:text-properties fo:font-size="16pt" fo:letter-spacing="0.035cm" fo:font-weight="bold" style:font-size-asian="16pt" style:font-weight-asian="bold" fo:hyphenate="false" fo:hyphenation-remain-char-count="0" fo:hyphenation-push-char-count="0"/>
    </style:style>
    <style:style style:name="gp-topp1" style:family="paragraph" style:parent-style-name="Normal">
      <style:paragraph-properties fo:line-height="0.635cm" fo:hyphenation-ladder-count="no-limit"/>
      <style:text-properties fo:font-size="16pt" fo:letter-spacing="0.035cm" fo:font-weight="bold" style:font-size-asian="16pt" style:font-weight-asian="bold" fo:hyphenate="false" fo:hyphenation-remain-char-count="0" fo:hyphenation-push-char-count="0"/>
    </style:style>
    <style:style style:name="gp-topp2" style:family="paragraph">
      <style:paragraph-properties style:line-height-at-least="0.423cm" fo:text-align="end" style:justify-single-word="false" fo:hyphenation-ladder-count="no-limit"/>
      <style:text-properties style:font-name="Times" fo:font-weight="bold" style:font-weight-asian="bold" fo:hyphenate="false" fo:hyphenation-remain-char-count="0" fo:hyphenation-push-char-count="0"/>
    </style:style>
    <style:style style:name="gp-topp4" style:family="paragraph" style:parent-style-name="gp-topp2">
      <style:paragraph-properties fo:hyphenation-ladder-count="no-limit"/>
      <style:text-properties fo:font-weight="normal" style:font-weight-asian="normal" fo:hyphenate="false" fo:hyphenation-remain-char-count="0" fo:hyphenation-push-char-count="0"/>
    </style:style>
    <style:style style:name="gp-bunn2" style:family="paragraph" style:parent-style-name="gp-bunn1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gp-bunn1" style:family="paragraph">
      <style:paragraph-properties fo:line-height="0.423cm" fo:hyphenation-ladder-count="no-limit"/>
      <style:text-properties style:font-name="Times" fo:font-weight="bold" style:font-weight-asian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0" style:family="graphic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2.501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gp-bunn1">Det matematisk naturvitenskapelige fakultet</text:p>
        <text:p text:style-name="gp-bunn2">Universitetet i Osl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Habilitetserklæring i forbindelse med</dc:title>
    <meta:initial-creator>Merethe Bremer</meta:initial-creator>
    <dc:creator>Jean-Raphaël Martinez</dc:creator>
    <meta:creation-date>2011-03-24T18:55:00Z</meta:creation-date>
    <dc:date>2011-03-24T20:13:56.84</dc:date>
    <meta:print-date>2007-09-27T12:19:00Z</meta:print-date>
    <meta:editing-cycles>6</meta:editing-cycles>
    <meta:editing-duration>PT16M56S</meta:editing-duration>
    <meta:document-statistic meta:table-count="0" meta:image-count="1" meta:object-count="0" meta:page-count="1" meta:paragraph-count="19" meta:word-count="117" meta:character-count="940"/>
    <meta:template xlink:type="simple" xlink:actuate="onRequest" xlink:title="" xlink:href="Normal.dotm"/>
  </office:meta>
</office:document-meta>
</file>